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14453b" officeooo:paragraph-rsid="0014453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4453b" officeooo:paragraph-rsid="0014453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60d7e" officeooo:paragraph-rsid="00160d7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nents List for Red_Bot &amp; New_Bot</text:p>
      <text:p text:style-name="P1"/>
      <text:p text:style-name="P1"/>
      <text:p text:style-name="P1"/>
      <text:p text:style-name="P2">1. Raspberry Pi 4 <text:s/>(3).</text:p>
      <text:p text:style-name="P2">2. Arduino Due (2).</text:p>
      <text:p text:style-name="P2">3. YD – Lidar (2).</text:p>
      <text:p text:style-name="P2">4. BNO-055 Sensor (2)</text:p>
      <text:p text:style-name="P2">5. MDD10A Motor Driver (2)</text:p>
      <text:p text:style-name="P2">6. 2amp Buck Converts (8).</text:p>
      <text:p text:style-name="P2">7. 5amp Buck Converts (6).</text:p>
      <text:p text:style-name="P3">8. Power Switches (2).</text:p>
      <text:p text:style-name="P3">9. Male and Female Jumpers.<text:line-break/>10. xt-60 Male and Female (4).</text:p>
      <text:p text:style-name="P3">11. C-type data cables (4).</text:p>
      <text:p text:style-name="P3">12. B-type data cables (2).</text:p>
      <text:p text:style-name="P3">13. C-type power cables (2).</text:p>
      <text:p text:style-name="P3">14. B-type power cables (2).<text:line-break/>15. SB-50 cables (2).</text:p>
      <text:p text:style-name="P3">16. Speakers (2).</text:p>
      <text:p text:style-name="P3">17. PAM (2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7T13:13:15.536519639</meta:creation-date>
    <dc:date>2024-12-17T13:34:22.726434562</dc:date>
    <meta:editing-duration>PT6S</meta:editing-duration>
    <meta:editing-cycles>1</meta:editing-cycles>
    <meta:document-statistic meta:table-count="0" meta:image-count="0" meta:object-count="0" meta:page-count="1" meta:paragraph-count="16" meta:word-count="83" meta:character-count="437" meta:non-whitespace-character-count="368"/>
    <meta:generator>LibreOffice/6.4.7.2$Linux_X86_64 LibreOffice_project/40$Build-2</meta:generator>
  </office:meta>
</office:document-meta>
</file>